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545cm"/>
    </style:style>
    <style:style style:name="co3" style:family="table-column">
      <style:table-column-properties fo:break-before="auto" style:column-width="2.524cm"/>
    </style:style>
    <style:style style:name="co4" style:family="table-column">
      <style:table-column-properties fo:break-before="auto" style:column-width="2.413cm"/>
    </style:style>
    <style:style style:name="ro1" style:family="table-row">
      <style:table-row-properties style:row-height="0.409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工作表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9" table:default-cell-style-name="Default"/>
        <table:table-row table:style-name="ro1">
          <table:table-cell table:number-columns-repeated="13"/>
        </table:table-row>
        <table:table-row table:style-name="ro1">
          <table:table-cell office:value-type="string">
            <text:p>CPU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Registers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1 Byte</text:p>
          </table:table-cell>
          <table:table-cell office:value-type="string">
            <text:p>Accumulator</text:p>
          </table:table-cell>
          <table:table-cell office:value-type="string">
            <text:p>A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1 Byte</text:p>
          </table:table-cell>
          <table:table-cell office:value-type="string">
            <text:p>Index X</text:p>
          </table:table-cell>
          <table:table-cell office:value-type="string">
            <text:p>X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1 Byte</text:p>
          </table:table-cell>
          <table:table-cell office:value-type="string">
            <text:p>Index Y</text:p>
          </table:table-cell>
          <table:table-cell office:value-type="string">
            <text:p>Y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2 Bytes</text:p>
          </table:table-cell>
          <table:table-cell office:value-type="string">
            <text:p>Program Counter</text:p>
          </table:table-cell>
          <table:table-cell office:value-type="string">
            <text:p>PC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1 Byte</text:p>
          </table:table-cell>
          <table:table-cell office:value-type="string">
            <text:p>Stack Pointer</text:p>
          </table:table-cell>
          <table:table-cell office:value-type="string">
            <text:p>S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1 Byte</text:p>
          </table:table-cell>
          <table:table-cell office:value-type="string">
            <text:p>Status Register</text:p>
          </table:table-cell>
          <table:table-cell office:value-type="string">
            <text:p>P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>
            <text:p>Bit 0</text:p>
          </table:table-cell>
          <table:table-cell office:value-type="string">
            <text:p>Carry flag</text:p>
          </table:table-cell>
          <table:table-cell office:value-type="string">
            <text:p>C</text:p>
          </table:table-cell>
          <table:table-cell office:value-type="string">
            <text:p>Set to 1 when addition or shift results in a carry or subtraction results in no borrow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Bit 1</text:p>
          </table:table-cell>
          <table:table-cell office:value-type="string">
            <text:p>Zero flag</text:p>
          </table:table-cell>
          <table:table-cell office:value-type="string">
            <text:p>Z</text:p>
          </table:table-cell>
          <table:table-cell office:value-type="string">
            <text:p>Set to 1 when operation results in 0, set to 0 when operation results in 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Bit 2</text:p>
          </table:table-cell>
          <table:table-cell office:value-type="string">
            <text:p>Interrupt</text:p>
          </table:table-cell>
          <table:table-cell office:value-type="string">
            <text:p>I</text:p>
          </table:table-cell>
          <table:table-cell office:value-type="string">
            <text:p>0=enabled, 1=disabled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Bit 3</text:p>
          </table:table-cell>
          <table:table-cell office:value-type="string">
            <text:p>Decimal</text:p>
          </table:table-cell>
          <table:table-cell office:value-type="string">
            <text:p>D</text:p>
          </table:table-cell>
          <table:table-cell office:value-type="string">
            <text:p>0=HEX, 1=BCD with ADC and SBC instructions. BCD:Binary Coded Decimal treat 0x99 as 9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Bit 4</text:p>
          </table:table-cell>
          <table:table-cell office:value-type="string">
            <text:p>Break</text:p>
          </table:table-cell>
          <table:table-cell office:value-type="string">
            <text:p>B</text:p>
          </table:table-cell>
          <table:table-cell office:value-type="string">
            <text:p>Set to 1 when BRK is executed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Bit 5</text:p>
          </table:table-cell>
          <table:table-cell office:value-type="string">
            <text:p>Not used</text:p>
          </table:table-cell>
          <table:table-cell/>
          <table:table-cell office:value-type="string">
            <text:p>Always 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Bit 6</text:p>
          </table:table-cell>
          <table:table-cell office:value-type="string">
            <text:p>Overflow flag</text:p>
          </table:table-cell>
          <table:table-cell office:value-type="string">
            <text:p>V</text:p>
          </table:table-cell>
          <table:table-cell office:value-type="string">
            <text:p>Set to 1 when operation results in a result larger than the maximum that can be held by 1 byt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Bit 7</text:p>
          </table:table-cell>
          <table:table-cell office:value-type="string">
            <text:p>Sign flag</text:p>
          </table:table-cell>
          <table:table-cell office:value-type="string">
            <text:p>S</text:p>
          </table:table-cell>
          <table:table-cell office:value-type="string">
            <text:p>Set to 1 when operation results is negative, set to 0 when operation results is positive</text:p>
          </table:table-cell>
          <table:table-cell table:number-columns-repeated="7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>
            <text:p>Memory Map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$0000-$07FF</text:p>
          </table:table-cell>
          <table:table-cell office:value-type="string">
            <text:p>Internal RAM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>
            <text:p>$0100-$01FF </text:p>
          </table:table-cell>
          <table:table-cell office:value-type="string">
            <text:p>Stack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$0800-$1FFF</text:p>
          </table:table-cell>
          <table:table-cell office:value-type="string">
            <text:p>Mirrors of $0000-$07FF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$2000-$2007</text:p>
          </table:table-cell>
          <table:table-cell office:value-type="string">
            <text:p>PPU registers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$2008-$3FFF</text:p>
          </table:table-cell>
          <table:table-cell office:value-type="string">
            <text:p>Mirrors of $2000-$2007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$4000-$4017</text:p>
          </table:table-cell>
          <table:table-cell office:value-type="string">
            <text:p>APU and I/O registers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$4018-$401F</text:p>
          </table:table-cell>
          <table:table-cell office:value-type="string">
            <text:p>Disabled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$4020-$FFF9</text:p>
          </table:table-cell>
          <table:table-cell office:value-type="string">
            <text:p>Cartridge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$FFFA-$FFFF</text:p>
          </table:table-cell>
          <table:table-cell office:value-type="string">
            <text:p>Interrupt vectors</text:p>
          </table:table-cell>
          <table:table-cell table:number-columns-repeated="10"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Instructions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Addressing modes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A</text:p>
          </table:table-cell>
          <table:table-cell office:value-type="string">
            <text:p>Accumulator</text:p>
          </table:table-cell>
          <table:table-cell/>
          <table:table-cell office:value-type="string">
            <text:p>Value is in accumulator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#v</text:p>
          </table:table-cell>
          <table:table-cell office:value-type="string">
            <text:p>Immediate</text:p>
          </table:table-cell>
          <table:table-cell/>
          <table:table-cell office:value-type="string">
            <text:p>Value is given in the instruction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d</text:p>
          </table:table-cell>
          <table:table-cell office:value-type="string">
            <text:p>Zero page</text:p>
          </table:table-cell>
          <table:table-cell office:value-type="string">
            <text:p>v(arg % 256)</text:p>
          </table:table-cell>
          <table:table-cell office:value-type="string">
            <text:p>Value stored at 8-bit address in the first page given in the instruction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</text:p>
          </table:table-cell>
          <table:table-cell office:value-type="string">
            <text:p>Absolute</text:p>
          </table:table-cell>
          <table:table-cell office:value-type="string">
            <text:p>v(arg)</text:p>
          </table:table-cell>
          <table:table-cell office:value-type="string">
            <text:p>Value stored at 16-bit address given in the instruction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d,x; d,y</text:p>
          </table:table-cell>
          <table:table-cell office:value-type="string">
            <text:p>Zero page indexed</text:p>
          </table:table-cell>
          <table:table-cell office:value-type="string">
            <text:p>v((arg + x) % 256)</text:p>
          </table:table-cell>
          <table:table-cell office:value-type="string">
            <text:p>Value stored at 8-bit address in the first page by adding X or Y to the argument given in the instruction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,x; a,y</text:p>
          </table:table-cell>
          <table:table-cell office:value-type="string">
            <text:p>Absolute indexed</text:p>
          </table:table-cell>
          <table:table-cell office:value-type="string">
            <text:p>v(arg + x)</text:p>
          </table:table-cell>
          <table:table-cell office:value-type="string">
            <text:p>Value stored at 16-bit address calculated by adding X or Y to the argument given in the instruction, add one cycle if the page boundry is crossed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(d,x)</text:p>
          </table:table-cell>
          <table:table-cell office:value-type="string">
            <text:p>Indexed indirect</text:p>
          </table:table-cell>
          <table:table-cell office:value-type="string">
            <text:p>v(v((arg + x) % 256) + v((arg + x + 1) % 256) * 256)</text:p>
          </table:table-cell>
          <table:table-cell office:value-type="string">
            <text:p>Value stored at 16-bit address calculated by combining the two values stored at 8-bit address in the first page by adding X to the argument given in the instruction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(d),y</text:p>
          </table:table-cell>
          <table:table-cell office:value-type="string">
            <text:p>Indirect indexed</text:p>
          </table:table-cell>
          <table:table-cell office:value-type="string">
            <text:p>v(v(arg) + v((arg + 1) % 256) * 256 + y)</text:p>
          </table:table-cell>
          <table:table-cell office:value-type="string">
            <text:p>Value stored at 16-bit address calculated by combining the two values stored at 8-bit address in the first page given in the instruction and then add y to it, add one cycle if the page boundry is crossed</text:p>
          </table:table-cell>
          <table:table-cell table:number-columns-repeated="8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>
            <text:p>BRK</text:p>
          </table:table-cell>
          <table:table-cell office:value-type="string">
            <text:p>00000000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JMP</text:p>
          </table:table-cell>
          <table:table-cell office:value-type="string">
            <text:p>01X01100</text:p>
          </table:table-cell>
          <table:table-cell office:value-type="string">
            <text:p>0=absolute, 1=indirect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JSR</text:p>
          </table:table-cell>
          <table:table-cell office:value-type="string">
            <text:p>00100000</text:p>
          </table:table-cell>
          <table:table-cell table:number-columns-repeated="10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>
            <text:p>NOP</text:p>
          </table:table-cell>
          <table:table-cell office:value-type="string">
            <text:p>11101010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DEX</text:p>
          </table:table-cell>
          <table:table-cell office:value-type="string">
            <text:p>11001010</text:p>
          </table:table-cell>
          <table:table-cell table:number-columns-repeated="10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>
            <text:p>CLC</text:p>
          </table:table-cell>
          <table:table-cell office:value-type="string">
            <text:p>00011000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CLD</text:p>
          </table:table-cell>
          <table:table-cell office:value-type="string">
            <text:p>11011000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CLI</text:p>
          </table:table-cell>
          <table:table-cell office:value-type="string">
            <text:p>01011000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CLV</text:p>
          </table:table-cell>
          <table:table-cell office:value-type="string">
            <text:p>10111000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SEC</text:p>
          </table:table-cell>
          <table:table-cell office:value-type="string">
            <text:p>00111000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SED</text:p>
          </table:table-cell>
          <table:table-cell office:value-type="string">
            <text:p>11111000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SEI</text:p>
          </table:table-cell>
          <table:table-cell office:value-type="string">
            <text:p>01111000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TYA</text:p>
          </table:table-cell>
          <table:table-cell office:value-type="string">
            <text:p>10011000</text:p>
          </table:table-cell>
          <table:table-cell table:number-columns-repeated="10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>
            <text:p>ASL</text:p>
          </table:table-cell>
          <table:table-cell office:value-type="string">
            <text:p>000XXX10</text:p>
          </table:table-cell>
          <table:table-cell office:value-type="string">
            <text:p>010=accumulator, 001, 101=zero page x, 011, 111=absolute x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BIT</text:p>
          </table:table-cell>
          <table:table-cell office:value-type="string">
            <text:p>001(0)X(1)00</text:p>
          </table:table-cell>
          <table:table-cell office:value-type="string">
            <text:p>0=zero page, 1=absolute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OL</text:p>
          </table:table-cell>
          <table:table-cell office:value-type="string">
            <text:p>001XXX10</text:p>
          </table:table-cell>
          <table:table-cell office:value-type="string">
            <text:p>010=accumulator, 001, 101=zero page x, 011, 111=absolute x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LSR</text:p>
          </table:table-cell>
          <table:table-cell office:value-type="string">
            <text:p>010XXX10</text:p>
          </table:table-cell>
          <table:table-cell office:value-type="string">
            <text:p>010=accumulator, 001, 101=zero page x, 011, 111=absolute x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OR</text:p>
          </table:table-cell>
          <table:table-cell office:value-type="string">
            <text:p>011XXX10</text:p>
          </table:table-cell>
          <table:table-cell office:value-type="string">
            <text:p>010=accumulator, 001, 101=zero page x, 011, 111=absolute x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STX</text:p>
          </table:table-cell>
          <table:table-cell office:value-type="string">
            <text:p>100XX(1)10</text:p>
          </table:table-cell>
          <table:table-cell office:value-type="string">
            <text:p>00=zero page, 01=absolute, 10=zero page y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STY</text:p>
          </table:table-cell>
          <table:table-cell office:value-type="string">
            <text:p>100XX(1)00</text:p>
          </table:table-cell>
          <table:table-cell office:value-type="string">
            <text:p>00=zero page, 01=absolute, 10=zero page x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LDX</text:p>
          </table:table-cell>
          <table:table-cell office:value-type="string">
            <text:p>101XXX10</text:p>
          </table:table-cell>
          <table:table-cell office:value-type="string">
            <text:p>000=immediate, 001, 101=zero page y, 011, 111=absolute y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LDY</text:p>
          </table:table-cell>
          <table:table-cell office:value-type="string">
            <text:p>101XXX00</text:p>
          </table:table-cell>
          <table:table-cell office:value-type="string">
            <text:p>000=immediate, 001, 101=zero page x, 011, 111=absolute x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CPY</text:p>
          </table:table-cell>
          <table:table-cell office:value-type="string">
            <text:p>110(0)XX00</text:p>
          </table:table-cell>
          <table:table-cell office:value-type="string">
            <text:p>00=immediate, 01=zero page, 11=absolute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DEC</text:p>
          </table:table-cell>
          <table:table-cell office:value-type="string">
            <text:p>110XX(1)10</text:p>
          </table:table-cell>
          <table:table-cell office:value-type="string">
            <text:p>00=zero page, 01=absolute, 10=zero page x, 11=absolute x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INC</text:p>
          </table:table-cell>
          <table:table-cell office:value-type="string">
            <text:p>111XX(1)10</text:p>
          </table:table-cell>
          <table:table-cell office:value-type="string">
            <text:p>00=zero page, 01=absolute, 10=zero page x, 11=absolute x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CPX</text:p>
          </table:table-cell>
          <table:table-cell office:value-type="string">
            <text:p>111(0)XX00</text:p>
          </table:table-cell>
          <table:table-cell office:value-type="string">
            <text:p>00=immediate, 01=zero page, 11=absolute</text:p>
          </table:table-cell>
          <table:table-cell table:number-columns-repeated="9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4"/>
          <table:table-cell office:value-type="string">
            <text:p>CPU cycles</text:p>
          </table:table-cell>
          <table:table-cell office:value-type="string">
            <text:p>Code length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PPPAAA01</text:p>
          </table:table-cell>
          <table:table-cell office:value-type="string">
            <text:p>AAA:</text:p>
          </table:table-cell>
          <table:table-cell office:value-type="string">
            <text:p>000=(d,x)</text:p>
          </table:table-cell>
          <table:table-cell office:value-type="string">
            <text:p>6</text:p>
          </table:table-cell>
          <table:table-cell office:value-type="float" office:value="2">
            <text:p>2</text:p>
          </table:table-cell>
          <table:table-cell office:value-type="string">
            <text:p>PPP:</text:p>
          </table:table-cell>
          <table:table-cell office:value-type="string">
            <text:p>000=ORA</text:p>
          </table:table-cell>
          <table:table-cell office:value-type="string">
            <text:p>A|M</text:p>
          </table:table-cell>
          <table:table-cell office:value-type="string">
            <text:p>Z:set if A=0</text:p>
          </table:table-cell>
          <table:table-cell office:value-type="string">
            <text:p>N:Set if bit 7 set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001=d</text:p>
          </table:table-cell>
          <table:table-cell office:value-type="string">
            <text:p>3</text:p>
          </table:table-cell>
          <table:table-cell office:value-type="float" office:value="2">
            <text:p>2</text:p>
          </table:table-cell>
          <table:table-cell/>
          <table:table-cell office:value-type="string">
            <text:p>001=AND</text:p>
          </table:table-cell>
          <table:table-cell office:value-type="string">
            <text:p>A&amp;M</text:p>
          </table:table-cell>
          <table:table-cell office:value-type="string">
            <text:p>Z:set if A=0</text:p>
          </table:table-cell>
          <table:table-cell office:value-type="string">
            <text:p>N:Set if bit 7 set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010=#v</text:p>
          </table:table-cell>
          <table:table-cell office:value-type="string">
            <text:p>2</text:p>
          </table:table-cell>
          <table:table-cell office:value-type="float" office:value="2">
            <text:p>2</text:p>
          </table:table-cell>
          <table:table-cell/>
          <table:table-cell office:value-type="string">
            <text:p>010=EOR</text:p>
          </table:table-cell>
          <table:table-cell office:value-type="string">
            <text:p>A^M</text:p>
          </table:table-cell>
          <table:table-cell office:value-type="string">
            <text:p>Z:set if A=0</text:p>
          </table:table-cell>
          <table:table-cell office:value-type="string">
            <text:p>N:Set if bit 7 set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011=a</text:p>
          </table:table-cell>
          <table:table-cell office:value-type="string">
            <text:p>4</text:p>
          </table:table-cell>
          <table:table-cell office:value-type="float" office:value="3">
            <text:p>3</text:p>
          </table:table-cell>
          <table:table-cell/>
          <table:table-cell office:value-type="string">
            <text:p>011=ADC</text:p>
          </table:table-cell>
          <table:table-cell office:value-type="string">
            <text:p>A+M+C</text:p>
          </table:table-cell>
          <table:table-cell office:value-type="string">
            <text:p>C:set if overflow in bit 7</text:p>
          </table:table-cell>
          <table:table-cell office:value-type="string">
            <text:p>Z:set if A=0</text:p>
          </table:table-cell>
          <table:table-cell office:value-type="string">
            <text:p>V:Set if sign bit is incorrect (adding two positive number resulting in negative and vice versa)</text:p>
          </table:table-cell>
          <table:table-cell office:value-type="string">
            <text:p>N:Set if bit 7 set</text:p>
          </table:table-cell>
        </table:table-row>
        <table:table-row table:style-name="ro1">
          <table:table-cell table:number-columns-repeated="3"/>
          <table:table-cell office:value-type="string">
            <text:p>100=(d),y</text:p>
          </table:table-cell>
          <table:table-cell office:value-type="string">
            <text:p>5*</text:p>
          </table:table-cell>
          <table:table-cell office:value-type="float" office:value="2">
            <text:p>2</text:p>
          </table:table-cell>
          <table:table-cell/>
          <table:table-cell office:value-type="string">
            <text:p>100=STA</text:p>
          </table:table-cell>
          <table:table-cell office:value-type="string">
            <text:p>M=A</text:p>
          </table:table-cell>
          <table:table-cell office:value-type="string">
            <text:p>no #v</text:p>
          </table:table-cell>
          <table:table-cell office:value-type="string">
            <text:p>always add the cross page cycle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101=d,x</text:p>
          </table:table-cell>
          <table:table-cell office:value-type="string">
            <text:p>4</text:p>
          </table:table-cell>
          <table:table-cell office:value-type="float" office:value="2">
            <text:p>2</text:p>
          </table:table-cell>
          <table:table-cell/>
          <table:table-cell office:value-type="string">
            <text:p>101=LDA</text:p>
          </table:table-cell>
          <table:table-cell office:value-type="string">
            <text:p>A=M</text:p>
          </table:table-cell>
          <table:table-cell office:value-type="string">
            <text:p>Z:set if A=0</text:p>
          </table:table-cell>
          <table:table-cell office:value-type="string">
            <text:p>N:Set if bit 7 set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110=a,y</text:p>
          </table:table-cell>
          <table:table-cell office:value-type="string">
            <text:p>4*</text:p>
          </table:table-cell>
          <table:table-cell office:value-type="float" office:value="3">
            <text:p>3</text:p>
          </table:table-cell>
          <table:table-cell/>
          <table:table-cell office:value-type="string">
            <text:p>110=CMP</text:p>
          </table:table-cell>
          <table:table-cell office:value-type="string">
            <text:p>compare A, M by A-M</text:p>
          </table:table-cell>
          <table:table-cell office:value-type="string">
            <text:p>C:set if A&gt;=M</text:p>
          </table:table-cell>
          <table:table-cell office:value-type="string">
            <text:p>Z:set if A=M</text:p>
          </table:table-cell>
          <table:table-cell office:value-type="string">
            <text:p>N:Set if bit 7 of result is set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111=a,x</text:p>
          </table:table-cell>
          <table:table-cell office:value-type="string">
            <text:p>4*</text:p>
          </table:table-cell>
          <table:table-cell office:value-type="float" office:value="3">
            <text:p>3</text:p>
          </table:table-cell>
          <table:table-cell/>
          <table:table-cell office:value-type="string">
            <text:p>111=SBC</text:p>
          </table:table-cell>
          <table:table-cell office:value-type="string">
            <text:p>A-M-(1-C)</text:p>
          </table:table-cell>
          <table:table-cell office:value-type="string">
            <text:p>C:set if overflow in bit 7</text:p>
          </table:table-cell>
          <table:table-cell office:value-type="string">
            <text:p>Z:set if A=0</text:p>
          </table:table-cell>
          <table:table-cell office:value-type="string">
            <text:p>V:Set if sign bit is incorrect (adding two positive number resulting in negative and vice versa)</text:p>
          </table:table-cell>
          <table:table-cell office:value-type="string">
            <text:p>N:Set if bit 7 set</text:p>
          </table:table-cell>
        </table:table-row>
        <table:table-row table:style-name="ro1">
          <table:table-cell table:number-columns-repeated="4"/>
          <table:table-cell office:value-type="string">
            <text:p>*add 1 extra cycle when cross page</text:p>
          </table:table-cell>
          <table:table-cell table:number-columns-repeated="8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>
            <text:p>PPP10000</text:p>
          </table:table-cell>
          <table:table-cell office:value-type="string">
            <text:p>PPP:</text:p>
          </table:table-cell>
          <table:table-cell office:value-type="string">
            <text:p>000=BPL</text:p>
          </table:table-cell>
          <table:table-cell office:value-type="string">
            <text:p>2*</text:p>
          </table:table-cell>
          <table:table-cell office:value-type="float" office:value="2">
            <text:p>2</text:p>
          </table:table-cell>
          <table:table-cell office:value-type="string">
            <text:p>if N is clear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>
            <text:p>001=BMI</text:p>
          </table:table-cell>
          <table:table-cell office:value-type="string">
            <text:p>2*</text:p>
          </table:table-cell>
          <table:table-cell office:value-type="float" office:value="2">
            <text:p>2</text:p>
          </table:table-cell>
          <table:table-cell office:value-type="string">
            <text:p>if N is set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>
            <text:p>010=BVC</text:p>
          </table:table-cell>
          <table:table-cell office:value-type="string">
            <text:p>2*</text:p>
          </table:table-cell>
          <table:table-cell office:value-type="float" office:value="2">
            <text:p>2</text:p>
          </table:table-cell>
          <table:table-cell office:value-type="string">
            <text:p>if V is clear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>
            <text:p>011=BVS</text:p>
          </table:table-cell>
          <table:table-cell office:value-type="string">
            <text:p>2*</text:p>
          </table:table-cell>
          <table:table-cell office:value-type="float" office:value="2">
            <text:p>2</text:p>
          </table:table-cell>
          <table:table-cell office:value-type="string">
            <text:p>if V is set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>
            <text:p>100=BCC</text:p>
          </table:table-cell>
          <table:table-cell office:value-type="string">
            <text:p>2*</text:p>
          </table:table-cell>
          <table:table-cell office:value-type="float" office:value="2">
            <text:p>2</text:p>
          </table:table-cell>
          <table:table-cell office:value-type="string">
            <text:p>if C is clear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>
            <text:p>101=BCS</text:p>
          </table:table-cell>
          <table:table-cell office:value-type="string">
            <text:p>2*</text:p>
          </table:table-cell>
          <table:table-cell office:value-type="float" office:value="2">
            <text:p>2</text:p>
          </table:table-cell>
          <table:table-cell office:value-type="string">
            <text:p>if C is set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>
            <text:p>110=BNE</text:p>
          </table:table-cell>
          <table:table-cell office:value-type="string">
            <text:p>2*</text:p>
          </table:table-cell>
          <table:table-cell office:value-type="float" office:value="2">
            <text:p>2</text:p>
          </table:table-cell>
          <table:table-cell office:value-type="string">
            <text:p>if Z is clear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>
            <text:p>111=BEQ</text:p>
          </table:table-cell>
          <table:table-cell office:value-type="string">
            <text:p>2*</text:p>
          </table:table-cell>
          <table:table-cell office:value-type="float" office:value="2">
            <text:p>2</text:p>
          </table:table-cell>
          <table:table-cell office:value-type="string">
            <text:p>if Z is se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>
            <text:p>*add 1 extra cycle if branch succeeds and 2 extra cycles if branch successfully to a new page</text:p>
          </table:table-cell>
          <table:table-cell table:number-columns-repeated="8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>
            <text:p>10PP1010</text:p>
          </table:table-cell>
          <table:table-cell office:value-type="string">
            <text:p>PP:</text:p>
          </table:table-cell>
          <table:table-cell office:value-type="string">
            <text:p>00=TXA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>
            <text:p>01=TX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>
            <text:p>10=TAX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>
            <text:p>11=TSX</text:p>
          </table:table-cell>
          <table:table-cell table:number-columns-repeated="9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>
            <text:p>01P00000</text:p>
          </table:table-cell>
          <table:table-cell office:value-type="string">
            <text:p>P:</text:p>
          </table:table-cell>
          <table:table-cell office:value-type="string">
            <text:p>0=RTI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>
            <text:p>1=RTS</text:p>
          </table:table-cell>
          <table:table-cell table:number-columns-repeated="9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>
            <text:p>0PP01000</text:p>
          </table:table-cell>
          <table:table-cell office:value-type="string">
            <text:p>PP:</text:p>
          </table:table-cell>
          <table:table-cell office:value-type="string">
            <text:p>01=PLP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>
            <text:p>10=PHA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>
            <text:p>11=PLA</text:p>
          </table:table-cell>
          <table:table-cell table:number-columns-repeated="9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>
            <text:p>10101000</text:p>
          </table:table-cell>
          <table:table-cell office:value-type="string">
            <text:p>TAY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10001000</text:p>
          </table:table-cell>
          <table:table-cell office:value-type="string">
            <text:p>DEY</text:p>
          </table:table-cell>
          <table:table-cell table:number-columns-repeated="10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>
            <text:p>11P01000</text:p>
          </table:table-cell>
          <table:table-cell office:value-type="string">
            <text:p>P:</text:p>
          </table:table-cell>
          <table:table-cell office:value-type="string">
            <text:p>0=INY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>
            <text:p>1=INX</text:p>
          </table:table-cell>
          <table:table-cell table:number-columns-repeated="9"/>
        </table:table-row>
      </table:table>
      <table:table table:name="工作表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工作表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target-range-address="工作表1.B48:工作表1.D49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zh" style:country-asian="HK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HK">HK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HK">HK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0">10/09/2016</text:date>, <text:time>11:55:22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8T15:49:21</meta:creation-date>
    <dc:date>2016-09-10T11:55:22</dc:date>
    <meta:editing-duration>PT11H55M36S</meta:editing-duration>
    <meta:editing-cycles>15</meta:editing-cycles>
    <meta:generator>OpenOffice/4.1.2$Unix OpenOffice.org_project/412m3$Build-9782</meta:generator>
    <meta:document-statistic meta:table-count="3" meta:cell-count="293" meta:object-count="0"/>
  </office:meta>
</office:document-meta>
</file>